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52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29.3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73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6.46mm" fo:break-before="auto" style:use-optimal-row-height="true"/>
    </style:style>
    <style:style style:name="ro6" style:family="table-row">
      <style:table-row-properties style:row-height="12.49mm" fo:break-before="auto" style:use-optimal-row-height="true"/>
    </style:style>
    <style:style style:name="ro7" style:family="table-row">
      <style:table-row-properties style:row-height="8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NIVERSÁRIO DA</text:p>
            <text:p>FAMÍLIA RANCHO</text:p>
          </table:table-cell>
          <table:covered-table-cell table:number-columns-repeated="5"/>
        </table:table-row>
        <table:table-row table:style-name="ro2">
          <table:table-cell table:style-name="ce2" table:number-columns-spanned="6" table:number-rows-spanned="1"/>
          <table:covered-table-cell table:number-columns-repeated="5"/>
        </table:table-row>
        <table:table-row table:style-name="ro2">
          <table:table-cell office:value-type="string" calcext:value-type="string">
            <text:p>MÊS</text:p>
          </table:table-cell>
          <table:table-cell table:style-name="ce3" office:value-type="string" calcext:value-type="string">
            <text:p>NOME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JANEIRO</text:p>
          </table:table-cell>
          <table:table-cell office:value-type="string" calcext:value-type="string">
            <text:p/>
            <text:p>DIA 16: SD EV DA SILVA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FEVEREIRO</text:p>
          </table:table-cell>
          <table:table-cell office:value-type="string" calcext:value-type="string">
            <text:p>DIA 06: SD EV ROBERT 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MARÇO</text:p>
          </table:table-cell>
          <table:table-cell office:value-type="string" calcext:value-type="string">
            <text:p>DIA 10 CB MUNIZ</text:p>
            <text:p>DIA 27 SD EP SAMUEL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ABRIL</text:p>
          </table:table-cell>
          <table:table-cell office:value-type="string" calcext:value-type="string">
            <text:p>DIA 13: SD EV RICHARDSON</text:p>
            <text:p>DIA 14: SD EV KAIQUE</text:p>
            <text:p>DIA 15: SD EV ALBERT</text:p>
            <text:p>DIA 18: SD EV GUEDES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MAIO</text:p>
          </table:table-cell>
          <table:table-cell office:value-type="string" calcext:value-type="string">
            <text:p>DIA 08: SD EP TAILAN</text:p>
            <text:p>DIA 13: SD EV REBOLÇAS</text:p>
            <text:p>DIA 25: SD EV HÉBERT</text:p>
            <text:p>DIA 29: SD EP CRUZ</text:p>
          </table:table-cell>
          <table:table-cell table:number-columns-repeated="4"/>
        </table:table-row>
        <table:table-row table:style-name="ro5">
          <table:table-cell table:style-name="ce4" office:value-type="string" calcext:value-type="string">
            <text:p>JUNHO</text:p>
          </table:table-cell>
          <table:table-cell office:value-type="string" calcext:value-type="string">
            <text:p>DIA 02: SGT EVANGELISTA</text:p>
            <text:p>DIA 08: SD EP PURIFICAÇÃO</text:p>
            <text:p>DIA 12: SD EP MOURA</text:p>
            <text:p>DIA 19: SD EP EZEQUIEL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JULHO</text:p>
          </table:table-cell>
          <table:table-cell office:value-type="string" calcext:value-type="string">
            <text:p>DIA 13: CB NUNES</text:p>
            <text:p>DIA 18: SD EV ELIAS</text:p>
            <text:p>DIA 20: SD EV FERREIRA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AGOSTO</text:p>
          </table:table-cell>
          <table:table-cell office:value-type="string" calcext:value-type="string">
            <text:p>DIA 04: SD EV ALVES</text:p>
            <text:p>DIA 08: SD EV DAVI</text:p>
            <text:p>DIA 13: SC ELIENE</text:p>
          </table:table-cell>
          <table:table-cell table:number-columns-repeated="4"/>
        </table:table-row>
        <table:table-row table:style-name="ro6">
          <table:table-cell table:style-name="ce4" office:value-type="string" calcext:value-type="string">
            <text:p>SETEMBRO</text:p>
          </table:table-cell>
          <table:table-cell office:value-type="string" calcext:value-type="string">
            <text:p>DIA 01: SD EV TAVARES</text:p>
            <text:p>DIA 01: SD EV SIMAS</text:p>
            <text:p>DIA 18: SC ELMA</text:p>
          </table:table-cell>
          <table:table-cell table:number-columns-repeated="4"/>
        </table:table-row>
        <table:table-row table:style-name="ro7">
          <table:table-cell table:style-name="ce4" office:value-type="string" calcext:value-type="string">
            <text:p>OUTUBRO</text:p>
          </table:table-cell>
          <table:table-cell office:value-type="string" calcext:value-type="string">
            <text:p>DIA 13: SD EV CAVALCANTE</text:p>
            <text:p>DIA 26: TEN THIAGO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NOVEMBRO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DEZEMBRO</text:p>
          </table:table-cell>
          <table:table-cell table:number-columns-repeated="5"/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4-20T18:48:46.218000000</meta:creation-date>
    <dc:date>2023-04-20T19:09:50.480000000</dc:date>
    <meta:editing-duration>PT3S</meta:editing-duration>
    <meta:editing-cycles>1</meta:editing-cycles>
    <meta:document-statistic meta:table-count="1" meta:cell-count="25" meta:object-count="0"/>
    <meta:generator>LibreOffice/6.3.1.2$Windows_X86_64 LibreOffice_project/b79626edf0065ac373bd1df5c28bd630b4424273</meta:generator>
  </office:meta>
</office:document-meta>
</file>